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4ef" officeooo:paragraph-rsid="000b84ef"/>
    </style:style>
    <style:style style:name="P2" style:family="paragraph" style:parent-style-name="Standard">
      <style:paragraph-properties fo:text-align="start" style:justify-single-word="false"/>
      <style:text-properties officeooo:rsid="000b84ef" officeooo:paragraph-rsid="000b84ef"/>
    </style:style>
    <style:style style:name="P3" style:family="paragraph" style:parent-style-name="Standard">
      <style:text-properties officeooo:rsid="000b84ef" officeooo:paragraph-rsid="000c425f"/>
    </style:style>
    <style:style style:name="P4" style:family="paragraph" style:parent-style-name="Standard">
      <style:paragraph-properties fo:text-align="start" style:justify-single-word="false"/>
      <style:text-properties officeooo:rsid="000c425f" officeooo:paragraph-rsid="000c425f"/>
    </style:style>
    <style:style style:name="T1" style:family="text">
      <style:text-properties officeooo:rsid="000c42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tercer algoritmo implementado para el TSP se basa en la creación de árboles de Kruskal.</text:p>
      <text:p text:style-name="P1"/>
      <text:p text:style-name="P1">Para seleccionar los nodos a enlazar siempre escogeremos aquella pareja cuya distancia entre ellos sea la menor de entre todas las posibles combinaciones de nodos del grafo.</text:p>
      <text:p text:style-name="P1"/>
      <text:p text:style-name="P3">Para escoger estas parejas se debe cumplir la <text:span text:style-name="T1">siguiente </text:span>condición:</text:p>
      <text:p text:style-name="P3"><text:tab/>al menos uno de los nodos no ha emparejado todavía con ning<text:span text:style-name="T1">ún otro </text:span>y, además, el otro debe <text:tab/>tener, como máximo, un solo emparejamiento.</text:p>
      <text:p text:style-name="P3"/>
      <text:p text:style-name="P2">Este método de emparejamiento puede formar sub-grafos que debemos unir con la siguiente premisa:<text:line-break/><text:tab/>los extremos de los grafos se deben unir con otro extremo de otro grafo <text:span text:style-name="T1">(el nodo extremo <text:tab/>está emparejado con otro nodo siempre)</text:span>. El escoger un extremo u otro <text:span text:style-name="T1">depende de nuevo de</text:span> <text:tab/>la menor distancia posible.</text:p>
      <text:p text:style-name="P4"/>
      <text:p text:style-name="P4">El escoger siempre las parejas de nodos con la menor distancia entre ellos no nos asegura que la selección de nodos vaya a ser consecutiva según el orden de unión que van a seguir. Por ello hay un apartado en el código que se dedica a ordenar los nodos según sus enlaces. De esta manera los nodos enlazados se encuentran consecutivos en la salida del programa y nos permite representarlos. Por ello la representación no es fidedigna al orden de selección de nodos pero sí genera el mismo gra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6:40:32.248480235</meta:creation-date>
    <dc:date>2018-05-06T17:05:32.582424067</dc:date>
    <meta:editing-duration>PT2M30S</meta:editing-duration>
    <meta:editing-cycles>1</meta:editing-cycles>
    <meta:document-statistic meta:table-count="0" meta:image-count="0" meta:object-count="0" meta:page-count="1" meta:paragraph-count="6" meta:word-count="217" meta:character-count="1264" meta:non-whitespace-character-count="1048"/>
    <meta:generator>LibreOffice/6.0.3.2$Linux_X86_64 LibreOffice_project/00m0$Build-2</meta:generator>
  </office:meta>
</office:document-meta>
</file>